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AHAZ, JUDAH'S SEVENTEENTH RULER (36:1-4): Josiah's son Jehoahaz succeeds him as king of Judah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AHAZ, JUDAH'S SEVENTEENTH RULER (36:1-4): Josiah's son Jehoahaz succeeds him as king of Judah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uration (3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throning (3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3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AHAZ, JUDAH'S SEVENTEENTH RULER (36:1-4): Josiah's son Jehoahaz succeeds him as king of Judah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IAKIM, JUDAH'S EIGHTEENTH RULER (36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IAKIM, JUDAH'S EIGHTEENTH RULER (36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evil of his reign (36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events of his reign (36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36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AHAZ, JUDAH'S SEVENTEENTH RULER (36:1-4): Josiah's son Jehoahaz succeeds him as king of Judah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IAKIM, JUDAH'S EIGHTEENTH RULER (36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IACHIN, JUDAH'S NINETEENTH RULER (36:9-10): Jehoiakim's son Jehoiachin succeeds him as king of Judah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IACHIN, JUDAH'S NINETEENTH RULER (36:9-10): Jehoiakim's son Jehoiachin succeeds him as king of Judah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reign (36: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removal (36:10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2 CHRONICLES 36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HOAHAZ, JUDAH'S SEVENTEENTH RULER (36:1-4): Josiah's son Jehoahaz succeeds him as king of Judah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HOIAKIM, JUDAH'S EIGHTEENTH RULER (36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HOIACHIN, JUDAH'S NINETEENTH RULER (36:9-10): Jehoiakim's son Jehoiachin succeeds him as king of Judah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ZEDEKIAH, JUDAH'S TWENTIETH RULER (36:11-2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ZEDEKIAH, JUDAH'S TWENTIETH RULER (36:11-2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disobedience (36:11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destruction (36:15-2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decree (36:21-2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HRONICLES 36<text:s text:c="1"/></text:span><text:span text:style-name="a559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JEHOAHAZ, JUDAH'S SEVENTEENTH RULER (36:1-4): Josiah's son Jehoahaz succeeds him as king of Judah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JEHOIAKIM, JUDAH'S EIGHTEENTH RULER (36:5-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JEHOIACHIN, JUDAH'S NINETEENTH RULER (36:9-10): Jehoiakim's son Jehoiachin succeeds him as king of Judah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ZEDEKIAH, JUDAH'S TWENTIETH RULER (36:11-23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6 </dc:title>
    <meta:initial-creator>David STRICKLAND</meta:initial-creator>
    <dc:creator>David STRICKLAND</dc:creator>
    <meta:creation-date>2020-02-22T19:24:33Z</meta:creation-date>
    <dc:date>2020-02-22T19:24:34Z</dc:date>
    <meta:template xlink:href="BibleStudy" xlink:type="simple"/>
    <meta:editing-cycles>1</meta:editing-cycles>
    <meta:editing-duration>PT0S</meta:editing-duration>
    <meta:document-statistic meta:paragraph-count="32" meta:word-count="319"/>
  </office:meta>
</office:document-meta>
</file>